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fill="solid" draw:fill-color="#dee6ef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9.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3.433cm" fo:min-width="3.6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6" style:family="graphic" style:parent-style-name="standard">
      <style:graphic-properties draw:fill="solid" draw:fill-color="#b2b2b2" draw:textarea-horizontal-align="justify" draw:textarea-vertical-align="middle" draw:auto-grow-height="false" fo:min-height="5.87cm" fo:min-width="3.691cm"/>
    </style:style>
    <style:style style:name="gr7" style:family="graphic" style:parent-style-name="standard">
      <style:graphic-properties draw:textarea-horizontal-align="justify" draw:textarea-vertical-align="middle" draw:auto-grow-height="false" fo:min-height="1.306cm" fo:min-width="19.09cm"/>
    </style:style>
    <style:style style:name="co1" style:family="table-column">
      <style:table-column-properties style:column-width="0.962cm" style:use-optimal-column-width="false"/>
    </style:style>
    <style:style style:name="ro1" style:family="table-row">
      <style:table-row-properties style:row-height="0.744cm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Comic Sans MS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Comic Sans MS" fo:font-size="13pt" style:font-size-asian="13pt" style:font-size-complex="13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solid" draw:fill-color="#b2b2b2"/>
      <style:paragraph-properties fo:text-align="center"/>
    </style:style>
    <style:style style:name="P12" style:family="paragraph">
      <loext:graphic-properties draw:fill="none" draw:fill-color="#ffffff"/>
      <style:text-properties fo:color="#cccccc" style:font-name="Arial Black" fo:font-size="24pt" style:font-size-asian="24pt" style:font-size-complex="24pt"/>
    </style:style>
    <style:style style:name="T1" style:family="text">
      <style:text-properties style:font-name="Comic Sans MS"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cccccc" style:font-name="Arial Black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9cm" svg:height="1.524cm" svg:x="1cm" svg:y="1.04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27cm" svg:height="1.428cm" svg:x="1.668cm" svg:y="3.542cm">
          <draw:text-box>
            <text:p text:style-name="P3"><text:span text:style-name="T1">Survive2020</text:span></text:p>
          </draw:text-box>
        </draw:frame>
        <draw:frame draw:style-name="gr3" draw:text-style-name="P6" draw:layer="layout" svg:width="7.817cm" svg:height="0.806cm" svg:x="1.746cm" svg:y="5.021cm">
          <draw:text-box>
            <text:p text:style-name="P5"><text:span text:style-name="T2">Your one-stop for the new normal</text:span></text:p>
          </draw:text-box>
        </draw:frame>
        <draw:frame draw:style-name="gr3" draw:text-style-name="P7" draw:layer="layout" svg:width="7.136cm" svg:height="3.677cm" svg:x="12.419cm" svg:y="3.773cm">
          <draw:text-box>
            <text:p><text:span text:style-name="T3">Welcome to 2020</text:span></text:p>
            <text:p><text:span text:style-name="T4"/></text:p>
            <text:p><text:span text:style-name="T5">Xxxxxxxxxxxxxxxxxxxxxxxxxxxxxxxxxxxxx</text:span></text:p>
            <text:p><text:span text:style-name="T5">Xxxxxxxxxxxxxxxxxxxxxxxxxxxxxxxxxxx</text:span></text:p>
            <text:p><text:span text:style-name="T5">Xxxxxxxxxxxxxxxxxxxxxxxxxxxx</text:span></text:p>
            <text:p><text:span text:style-name="T5">Xxxxxxxxxxxxxxxxxxxxxxxxxxxxxxxxxxxx</text:span></text:p>
            <text:p><text:span text:style-name="T5">Xxxxxxxxxxxxxxxxxxxxxxxxx</text:span></text:p>
            <text:p><text:span text:style-name="T5">xxxxxxxxxxxxxxxxxxxxxxxxxxxxxxxxxxx</text:span></text:p>
          </draw:text-box>
        </draw:frame>
        <draw:frame draw:style-name="gr3" draw:text-style-name="P9" draw:layer="layout" svg:width="5.709cm" svg:height="0.839cm" svg:x="13.269cm" svg:y="11.41cm">
          <draw:text-box>
            <text:p text:style-name="P8"><text:span text:style-name="T3">Quarantine Essentials</text:span></text:p>
          </draw:text-box>
        </draw:frame>
        <draw:frame draw:style-name="gr3" draw:text-style-name="P10" draw:layer="layout" svg:width="1.819cm" svg:height="0.806cm" svg:x="1.235cm" svg:y="1.408cm">
          <draw:text-box>
            <text:p text:style-name="P5"><text:span text:style-name="T2">Home</text:span></text:p>
          </draw:text-box>
        </draw:frame>
        <draw:frame draw:style-name="gr3" draw:text-style-name="P10" draw:layer="layout" svg:width="2.767cm" svg:height="0.806cm" svg:x="3.336cm" svg:y="1.408cm">
          <draw:text-box>
            <text:p text:style-name="P5"><text:span text:style-name="T2">Essentials</text:span></text:p>
          </draw:text-box>
        </draw:frame>
        <draw:frame draw:style-name="gr3" draw:text-style-name="P10" draw:layer="layout" svg:width="3.177cm" svg:height="0.806cm" svg:x="6.237cm" svg:y="1.408cm">
          <draw:text-box>
            <text:p text:style-name="P5"><text:span text:style-name="T2">Face Masks</text:span></text:p>
          </draw:text-box>
        </draw:frame>
        <draw:frame draw:style-name="gr3" draw:text-style-name="P10" draw:layer="layout" svg:width="2.047cm" svg:height="0.806cm" svg:x="18.238cm" svg:y="1.408cm">
          <draw:text-box>
            <text:p text:style-name="P5"><text:span text:style-name="T2">Sign In</text:span></text:p>
          </draw:text-box>
        </draw:frame>
        <draw:frame draw:style-name="gr3" draw:text-style-name="P10" draw:layer="layout" svg:width="1.861cm" svg:height="0.806cm" svg:x="9.438cm" svg:y="1.408cm">
          <draw:text-box>
            <text:p text:style-name="P5"><text:span text:style-name="T2">Travel</text:span></text:p>
          </draw:text-box>
        </draw:frame>
        <draw:frame draw:style-name="standard" draw:layer="layout" svg:width="3.847cm" svg:height="0.971cm" svg:x="14.151cm" svg:y="12.7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9" draw:layer="layout" svg:width="3.368cm" svg:height="0.839cm" svg:x="13.77cm" svg:y="18.112cm">
          <draw:text-box>
            <text:p text:style-name="P8"><text:span text:style-name="T3">Face Masks </text:span></text:p>
          </draw:text-box>
        </draw:frame>
        <draw:frame draw:style-name="standard" draw:layer="layout" svg:width="3.847cm" svg:height="0.971cm" svg:x="14.352cm" svg:y="19.4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text-style-name="P9" draw:layer="layout" svg:width="5.709cm" svg:height="0.839cm" svg:x="13.27cm" svg:y="11.411cm">
          <draw:text-box>
            <text:p text:style-name="P8"><text:span text:style-name="T3">Quarantine Essentials</text:span></text:p>
          </draw:text-box>
        </draw:frame>
        <draw:frame draw:style-name="gr3" draw:text-style-name="P9" draw:layer="layout" svg:width="3.855cm" svg:height="0.839cm" svg:x="2.671cm" svg:y="14.712cm">
          <draw:text-box>
            <text:p text:style-name="P8"><text:span text:style-name="T3">Travel Agency</text:span></text:p>
          </draw:text-box>
        </draw:frame>
        <draw:custom-shape draw:style-name="gr4" draw:text-style-name="P11" draw:layer="layout" svg:width="4.191cm" svg:height="3.683cm" svg:x="1.762cm" svg:y="19.34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3.385cm" svg:height="1.445cm" svg:x="3.032cm" svg:y="7.858cm">
          <draw:text-box>
            <text:p><text:span text:style-name="T6">Image</text:span></text:p>
          </draw:text-box>
        </draw:frame>
        <draw:custom-shape draw:style-name="gr6" draw:text-style-name="P11" draw:layer="layout" svg:width="4.191cm" svg:height="6.12cm" svg:x="7.662cm" svg:y="16.8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172cm" svg:height="3.332cm" svg:x="2.016cm" svg:y="16.229cm">
          <draw:text-box>
            <text:p><text:span text:style-name="T4">Xxxxxxxxxxxxxxxxx</text:span></text:p>
            <text:p><text:span text:style-name="T4">Xxxxxxxxxxxxxxxxx</text:span></text:p>
            <text:p><text:span text:style-name="T4">Xxxxxxxxxxx</text:span></text:p>
            <text:p><text:span text:style-name="T4">Xxxxxxxxxxxxxxx</text:span></text:p>
            <text:p><text:span text:style-name="T4">xxxxxxxxxxxxxxx</text:span></text:p>
            <text:p/>
          </draw:text-box>
        </draw:frame>
        <draw:custom-shape draw:style-name="gr7" draw:text-style-name="P2" draw:layer="layout" svg:width="19.59cm" svg:height="1.556cm" svg:x="1cm" svg:y="25.3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8T18:58:02.086000000</meta:creation-date>
    <dc:date>2020-06-28T20:32:52.334000000</dc:date>
    <meta:editing-duration>PT1H34M48S</meta:editing-duration>
    <meta:editing-cycles>6</meta:editing-cycles>
    <meta:generator>LibreOffice/6.1.5.2$Windows_X86_64 LibreOffice_project/90f8dcf33c87b3705e78202e3df5142b201bd805</meta:generator>
    <meta:document-statistic meta:object-count="21"/>
  </office:meta>
</office:document-meta>
</file>